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58pt" style:font-size-asian="58pt" style:font-size-complex="5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8pt" style:font-size-asian="58pt" style:font-size-complex="58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4.6cm" svg:height="4.082cm" svg:x="0.4cm" svg:y="5.918cm" presentation:class="title" presentation:user-transformed="true">
          <draw:text-box>
            <text:p text:style-name="P1"><text:span text:style-name="T1">O Que Tua Glória Fez Comigo</text:span></text:p>
          </draw:text-box>
        </draw:frame>
        <draw:frame draw:name="Subtítulo 2" presentation:style-name="pr2" draw:text-style-name="P4" draw:layer="layout" svg:width="17.779cm" svg:height="4.867cm" svg:x="3.77cm" svg:y="9.525cm" presentation:class="subtitle" presentation:user-transformed="true">
          <draw:text-box>
            <text:p text:style-name="P3"><text:span text:style-name="T2">Fernanda Br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7" draw:layer="layout" svg:width="23.812cm" svg:height="18.057cm" svg:x="0.794cm" svg:y="0.397cm" presentation:class="title" presentation:user-transformed="true">
          <draw:text-box>
            <text:p text:style-name="P6"><text:span text:style-name="T3">Eu me rasgo por inteiro</text:span><text:span text:style-name="T3"><text:line-break/></text:span><text:span text:style-name="T3">Faço tudo, mas vem novamente</text:span><text:span text:style-name="T3"><text:line-break/></text:span><text:span text:style-name="T3">Eu mergulho na mirra ardente</text:span><text:span text:style-name="T3"><text:line-break/></text:span><text:span text:style-name="T3">Mas peço que Tua presença aumente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1" presentation:style-name="pr4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3">E se eu passar pelo fogo,</text:span><text:span text:style-name="T3"><text:line-break/></text:span><text:span text:style-name="T3">não temerei</text:span><text:span text:style-name="T3"><text:line-break/></text:span><text:span text:style-name="T3">Na Tua fumaça de glória,</text:span><text:span text:style-name="T3"><text:line-break/></text:span><text:span text:style-name="T3">eu entrarei</text:span><text:span text:style-name="T3"><text:line-break/></text:span><text:span text:style-name="T3">Longe do Santo dos Santos não sei mais v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1" presentation:style-name="pr4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4">Quem já pisou no Santo dos Santos</text:span><text:span text:style-name="T4"><text:line-break/></text:span><text:span text:style-name="T4">Em outro lugar não sabe viver</text:span><text:span text:style-name="T4"><text:line-break/></text:span><text:span text:style-name="T4">E onde estiver, clamar pela glória</text:span><text:span text:style-name="T4"><text:line-break/></text:span><text:span text:style-name="T4">A glória de De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1" presentation:style-name="pr6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4">Glória, glória, glória, glória </text:span><text:span text:style-name="T4"><text:line-break/></text:span><text:span text:style-name="T4">Santo, Santo, Santo, Santo</text:span><text:span text:style-name="T4"><text:line-break/></text:span><text:span text:style-name="T4">Kadosh, Kadosh, Kadosh, Kadosh</text:span><text:span text:style-name="T4"><text:line-break/></text:span><text:span text:style-name="T4">Holy, Holy, Holy, Ho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1" presentation:style-name="pr6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4">Quem já pisou no Santo dos Santos</text:span><text:span text:style-name="T4"><text:line-break/></text:span><text:span text:style-name="T4">Em outro lugar não sabe viver</text:span><text:span text:style-name="T4"><text:line-break/></text:span><text:span text:style-name="T4">E onde estiver, clama pela glória</text:span><text:span text:style-name="T4"><text:line-break/></text:span><text:span text:style-name="T4">A glória de De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ória, glória, glória, glória" draw:style-name="dp1" draw:master-page-name="Somente_20_título" presentation:presentation-page-layout-name="AL2T19">
        <draw:frame draw:name="Título 1" presentation:style-name="pr6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4">Glória, glória, glória, gló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 Que Tua Glória Fez Comigo</dc:title>
    <meta:initial-creator>IVANILTO</meta:initial-creator>
    <meta:editing-cycles>3</meta:editing-cycles>
    <meta:creation-date>2016-12-12T17:48:25</meta:creation-date>
    <dc:date>2017-01-07T12:47:16.805407365</dc:date>
    <meta:editing-duration>PT14M52S</meta:editing-duration>
    <meta:generator>LibreOffice/5.2.4.2.1$Linux_X86_64 LibreOffice_project/20m0$Build-2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